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01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261.41pt"/>
    </style:style>
    <style:style style:name="co92" style:family="table-column">
      <style:table-column-properties fo:break-before="auto" style:column-width="235.7pt"/>
    </style:style>
    <style:style style:name="co93" style:family="table-column">
      <style:table-column-properties fo:break-before="auto" style:column-width="253.19pt"/>
    </style:style>
    <style:style style:name="co94" style:family="table-column">
      <style:table-column-properties fo:break-before="auto" style:column-width="217.16pt"/>
    </style:style>
    <style:style style:name="co95" style:family="table-column">
      <style:table-column-properties fo:break-before="auto" style:column-width="101.91pt"/>
    </style:style>
    <style:style style:name="co96" style:family="table-column">
      <style:table-column-properties fo:break-before="auto" style:column-width="82.29pt"/>
    </style:style>
    <style:style style:name="co97" style:family="table-column">
      <style:table-column-properties fo:break-before="auto" style:column-width="68.94pt"/>
    </style:style>
    <style:style style:name="co98" style:family="table-column">
      <style:table-column-properties fo:break-before="auto" style:column-width="64.8pt"/>
    </style:style>
    <style:style style:name="co99" style:family="table-column">
      <style:table-column-properties fo:break-before="auto" style:column-width="94.65pt"/>
    </style:style>
    <style:style style:name="co100" style:family="table-column">
      <style:table-column-properties fo:break-before="auto" style:column-width="88.5pt"/>
    </style:style>
    <style:style style:name="co102" style:family="table-column">
      <style:table-column-properties fo:break-before="auto" style:column-width="76.1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37"/>
        <table:table-column table:style-name="co92" table:default-cell-style-name="ce137"/>
        <table:table-column table:style-name="co93" table:default-cell-style-name="ce137"/>
        <table:table-column table:style-name="co101" table:default-cell-style-name="ce137"/>
        <table:table-column table:style-name="co94" table:default-cell-style-name="ce137"/>
        <table:table-column table:style-name="co16" table:number-columns-repeated="995" table:default-cell-style-name="ce172"/>
        <table:table-row table:style-name="ro1">
          <table:table-cell table:style-name="ce97" office:value-type="string" calcext:value-type="string">
            <text:p>Skill Name</text:p>
          </table:table-cell>
          <table:table-cell table:style-name="ce151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151"/>
          <table:table-cell table:number-columns-repeated="995"/>
        </table:table-row>
        <table:table-row table:style-name="ro1">
          <table:table-cell table:style-name="ce125" office:value-type="string" calcext:value-type="string">
            <text:p>chaos_knight_chaos_bolt</text:p>
          </table:table-cell>
          <table:table-cell table:style-name="ce127" office:value-type="string" calcext:value-type="string">
            <text:p>stun</text:p>
          </table:table-cell>
          <table:table-cell table:number-columns-repeated="3" table:style-name="ce128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118" office:value-type="string" calcext:value-type="string">
            <text:p>chaos_knight_phantasm</text:p>
          </table:table-cell>
          <table:table-cell table:style-name="ce127" office:value-type="string" calcext:value-type="string">
            <text:p>illusions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chaos_knight_reality_rift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2">
          <table:table-cell table:style-name="ce111" office:value-type="string" calcext:value-type="string">
            <text:p>crystal_maiden_crystal_nova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crystal_maiden_freezing_field</text:p>
          </table:table-cell>
          <table:table-cell table:style-name="ce127" office:value-type="string" calcext:value-type="string">
            <text:p>aoe_self_ul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crystal_maiden_frostbit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frost_arrows </text:p>
          </table:table-cell>
          <table:table-cell table:style-name="ce128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trueshot </text:p>
          </table:table-cell>
          <table:table-cell table:style-name="ce127" office:value-type="string" calcext:value-type="string">
            <text:p>creeps_buf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wave_of_silence </text:p>
          </table:table-cell>
          <table:table-cell table:style-name="ce127" office:value-type="string" calcext:value-type="string">
            <text:p>silen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lin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ourier</text:p>
          </table:table-cell>
          <table:table-cell table:style-name="ce187" office:value-type="string" calcext:value-type="string">
            <text:p>alway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yclon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glimmer_cape</text:p>
          </table:table-cell>
          <table:table-cell table:style-name="ce128" office:value-type="string" calcext:value-type="string">
            <text:p>invisibility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lotus_orb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rod_of_atos</text:p>
          </table:table-cell>
          <table:table-cell table:style-name="ce128" office:value-type="string" calcext:value-type="string">
            <text:p>roo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heepstick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blade_fury</text:p>
          </table:table-cell>
          <table:table-cell table:style-name="ce127" office:value-type="string" calcext:value-type="string">
            <text:p>aoe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healing_ward </text:p>
          </table:table-cell>
          <table:table-cell table:style-name="ce127" office:value-type="string" calcext:value-type="string">
            <text:p>heal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omni_slas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chain_frost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dark_ritual</text:p>
          </table:table-cell>
          <table:table-cell table:style-name="ce127" office:value-type="string" calcext:value-type="string">
            <text:p>ally_creep_sacrifi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armor</text:p>
          </table:table-cell>
          <table:table-cell table:style-name="ce127" office:value-type="string" calcext:value-type="string">
            <text:p>physical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nova</text:p>
          </table:table-cell>
          <table:table-cell table:style-name="ce128" office:value-type="string" calcext:value-type="string">
            <text:p>stun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2" office:value-type="string" calcext:value-type="string">
            <text:p>lion_finger_of_deat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impal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mana_drain</text:p>
          </table:table-cell>
          <table:table-cell table:style-name="ce127" office:value-type="string" calcext:value-type="string">
            <text:p>mana_drain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voodoo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phantom_strike 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stifling_dagger </text:p>
          </table:table-cell>
          <table:table-cell table:style-name="ce128" office:value-type="string" calcext:value-type="string">
            <text:p>nuk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doppelwal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phantom_edge</text:p>
          </table:table-cell>
          <table:table-cell table:style-name="ce127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spirit_lance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ether_shock 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mass_serpent_ward </text:p>
          </table:table-cell>
          <table:table-cell table:style-name="ce127" office:value-type="string" calcext:value-type="string">
            <text:p>attack_ward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shackles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voodoo 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25" office:value-type="string" calcext:value-type="string">
            <text:p>skeleton_king_hellfire_blast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assassinate</text:p>
          </table:table-cell>
          <table:table-cell table:style-name="ce127" office:value-type="string" calcext:value-type="string">
            <text:p>nuke_last_hi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shrapnel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gods_strength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storm_bolt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warcry</text:p>
          </table:table-cell>
          <table:table-cell table:style-name="ce127" office:value-type="string" calcext:value-type="string">
            <text:p>physical_protection_buff_aoe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arthshock </text:p>
          </table:table-cell>
          <table:table-cell table:style-name="ce127" office:value-type="string" calcext:value-type="string">
            <text:p>aoe_short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nrage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overpower</text:p>
          </table:table-cell>
          <table:table-cell table:style-name="ce127" office:value-type="string" calcext:value-type="string">
            <text:p>attack_buff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fatal_bonds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rain_of_chaos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shadow_word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upheaval</text:p>
          </table:table-cell>
          <table:table-cell table:style-name="ce127" office:value-type="string" calcext:value-type="string">
            <text:p>nuke_ao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tango</text:p>
          </table:table-cell>
          <table:table-cell table:style-name="ce128" office:value-type="string" calcext:value-type="string">
            <text:p>tango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larity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stick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wand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<text:s text:c="2"/>item_black_king_bar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rmlet</text:p>
          </table:table-cell>
          <table:table-cell table:style-name="ce127" office:value-type="string" calcext:value-type="string">
            <text:p>attack_toggl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sk_of_madness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phase_boots</text:p>
          </table:table-cell>
          <table:table-cell table:style-name="ce127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utterfly</text:p>
          </table:table-cell>
          <table:table-cell table:style-name="ce128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satanic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invis_sword</text:p>
          </table:table-cell>
          <table:table-cell table:style-name="ce127" office:value-type="string" calcext:value-type="string">
            <text:p>invisibility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nta</text:p>
          </table:table-cell>
          <table:table-cell table:style-name="ce127" office:value-type="string" calcext:value-type="string">
            <text:p>illusions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diffu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bys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<text:s text:c="2"/>item_hurricane_pike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force_staff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flask</text:p>
          </table:table-cell>
          <table:table-cell table:style-name="ce127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heese</text:p>
          </table:table-cell>
          <table:table-cell table:style-name="ce128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arcane_boots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oul_ring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 table:number-rows-repeated="104850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108" table:default-cell-style-name="ce115"/>
        <table:table-column table:style-name="co109" table:default-cell-style-name="ce115"/>
        <table:table-column table:style-name="co101" table:default-cell-style-name="ce115"/>
        <table:table-column table:style-name="co105" table:default-cell-style-name="ce115"/>
        <table:table-column table:style-name="co110" table:default-cell-style-name="ce115"/>
        <table:table-column table:style-name="co111" table:default-cell-style-name="ce115"/>
        <table:table-column table:style-name="co112" table:default-cell-style-name="ce115"/>
        <table:table-column table:style-name="co113" table:default-cell-style-name="ce115"/>
        <table:table-column table:style-name="co114" table:default-cell-style-name="ce115"/>
        <table:table-column table:style-name="co105" table:default-cell-style-name="ce115"/>
        <table:table-column table:style-name="co115" table:default-cell-style-name="ce115"/>
        <table:table-column table:style-name="co116" table:default-cell-style-name="ce115"/>
        <table:table-column table:style-name="co117" table:default-cell-style-name="ce162"/>
        <table:table-column table:style-name="co118" table:default-cell-style-name="ce162"/>
        <table:table-column table:style-name="co119" table:default-cell-style-name="ce115"/>
        <table:table-column table:style-name="co111" table:default-cell-style-name="ce110"/>
        <table:table-column table:style-name="co120" table:default-cell-style-name="ce115"/>
        <table:table-column table:style-name="co16" table:default-cell-style-name="ce115"/>
        <table:table-column table:style-name="co121" table:default-cell-style-name="ce115"/>
        <table:table-column table:style-name="co122" table:default-cell-style-name="ce115"/>
        <table:table-column table:style-name="co121" table:default-cell-style-name="ce115"/>
        <table:table-column table:style-name="co122" table:default-cell-style-name="ce115"/>
        <table:table-column table:style-name="co16" table:number-columns-repeated="995" table:default-cell-style-name="ce152"/>
        <table:table-row table:style-name="ro1">
          <table:table-cell table:style-name="ce168" office:value-type="string" calcext:value-type="string">
            <text:p>Skill Group</text:p>
          </table:table-cell>
          <table:table-cell table:style-name="ce117" office:value-type="string" calcext:value-type="string" table:number-columns-spanned="2" table:number-rows-spanned="1">
            <text:p>Any Mode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Team Fight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TEAM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PUSH_TOWER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ATTACK</text:p>
          </table:table-cell>
          <table:covered-table-cell table:style-name="ce166"/>
          <table:table-cell table:style-name="ce117" office:value-type="string" calcext:value-type="string" table:number-columns-spanned="2" table:number-rows-spanned="1">
            <text:p>BOT_MODE_LANING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BOT_MODE_ROSHAN 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FAR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DEFEND_TOWER</text:p>
          </table:table-cell>
          <table:covered-table-cell table:style-name="ce170"/>
          <table:table-cell table:style-name="ce166" office:value-type="string" calcext:value-type="string" table:number-columns-spanned="2" table:number-rows-spanned="1">
            <text:p>BOT_MODE_DEFEND_ALLY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RETREAT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EVASIVE_MANEUVERS </text:p>
          </table:table-cell>
          <table:covered-table-cell table:style-name="ce166"/>
          <table:table-cell table:number-columns-repeated="995"/>
        </table:table-row>
        <table:table-row table:style-name="ro1">
          <table:table-cell table:style-name="ce100" office:value-type="string" calcext:value-type="string">
            <text:p>ally_creep_sacrifice</text:p>
          </table:table-cell>
          <table:table-cell table:style-name="ce110" office:value-type="string" calcext:value-type="string">
            <text:p>low_hp_ally_creep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always_self</text:p>
          </table:table-cell>
          <table:table-cell table:style-name="ce169" office:value-type="string" calcext:value-type="string">
            <text:p>always_self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2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19" table:number-columns-repeated="7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neutral_creeps_self_aoe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string" calcext:value-type="string">
            <text:p>three_and_more_enemy_creeps_self_aoe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aoe_self_ult</text:p>
          </table:table-cell>
          <table:table-cell table:style-name="ce110" table:number-columns-repeated="2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22" table:number-columns-repeated="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hort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attack_autocast</text:p>
          </table:table-cell>
          <table:table-cell table:style-name="ce110" office:value-type="string" calcext:value-type="string">
            <text:p>autocast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buff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attack_buff_self_ult</text:p>
          </table:table-cell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8" table:number-columns-repeated="4"/>
          <table:table-cell table:style-name="ce136" table:number-columns-repeated="2"/>
          <table:table-cell table:style-name="ce138" table:number-columns-repeated="2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toggle</text:p>
          </table:table-cell>
          <table:table-cell table:style-name="ce110" office:value-type="string" calcext:value-type="string">
            <text:p>toggl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ward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table:number-columns-repeated="4"/>
          <table:table-cell table:style-name="ce136" office:value-type="string" calcext:value-type="string">
            <text:p>attacked_enemy_building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blink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creeps_buff</text:p>
          </table:table-cell>
          <table:table-cell table:style-name="ce110" table:number-columns-repeated="2"/>
          <table:table-cell table:style-name="ce110" office:value-type="string" calcext:value-type="string">
            <text:p>three_and_more_ally_creep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36" office:value-type="string" calcext:value-type="string">
            <text:p>three_and_more_ally_creeps_self_aoe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three_and_more_ally_creeps_self_aoe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heal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6" table:number-columns-repeated="2"/>
          <table:table-cell table:style-name="ce136" office:value-type="string" calcext:value-type="string">
            <text:p>low_hp_ally_hero</text:p>
          </table:table-cell>
          <table:table-cell table:style-name="ce136" table:number-columns-repeated="5"/>
          <table:table-cell table:style-name="ce119" table:number-columns-repeated="4"/>
          <table:table-cell table:style-name="ce161" table:number-columns-repeated="2"/>
          <table:table-cell table:style-name="ce119" table:number-columns-repeated="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charges_self</text:p>
          </table:table-cell>
          <table:table-cell table:style-name="ce110" office:value-type="string" calcext:value-type="string">
            <text:p>low_hp_charges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self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x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04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table:number-columns-repeated="2"/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illusions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_self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magic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1" office:value-type="string" calcext:value-type="string">
            <text:p>mana_drain</text:p>
          </table:table-cell>
          <table:table-cell table:style-name="ce110" table:number-columns-repeated="4"/>
          <table:table-cell table:style-name="ce136" table:number-columns-repeated="4"/>
          <table:table-cell table:style-name="ce138" table:number-columns-repeated="2"/>
          <table:table-cell table:style-name="ce136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61" office:value-type="string" calcext:value-type="string">
            <text:p>use_on_attack_enemy_with_mana_when_low_mp</text:p>
          </table:table-cell>
          <table:table-cell table:style-name="ce161" office:value-type="float" office:value="70" calcext:value-type="float">
            <text:p>70</text:p>
          </table:table-cell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3" office:value-type="string" calcext:value-type="string">
            <text:p>mana_regen_self</text:p>
          </table:table-cell>
          <table:table-cell table:style-name="ce110" office:value-type="string" calcext:value-type="string">
            <text:p>low_m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1" office:value-type="string" calcext:value-type="string">
            <text:p>nuk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99" office:value-type="string" calcext:value-type="string">
            <text:p>nuke_ao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three_and_more_enemy_heroes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heroes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three_and_more_neutral_creeps_aoe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34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nuke_last_hit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physical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0" office:value-type="string" calcext:value-type="string">
            <text:p>physical_protection_buff_aoe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push</text:p>
          </table:table-cell>
          <table:table-cell table:style-name="ce110" table:number-columns-repeated="2"/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1" office:value-type="string" calcext:value-type="string">
            <text:p>root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ilence 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table:number-columns-repeated="2"/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19"/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peedup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stun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tango</text:p>
          </table:table-cell>
          <table:table-cell table:style-name="ce110" office:value-type="string" calcext:value-type="string">
            <text:p>half_hp_tree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chain</text:p>
          </table:table-cell>
          <table:table-cell table:style-name="ce110" table:number-columns-repeated="2"/>
          <table:table-cell table:style-name="ce110" office:value-type="string" calcext:value-type="string">
            <text:p>group_enemy_heroes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group_enemy_heroes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group_enemy_heroes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slow</text:p>
          </table:table-cell>
          <table:table-cell table:style-name="ce110" table:number-columns-repeated="2"/>
          <table:table-cell table:style-name="ce110" office:value-type="string" calcext:value-type="string">
            <text:p>retreat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retreat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19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64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96" table:default-cell-style-name="ce137"/>
        <table:table-column table:style-name="co97" table:default-cell-style-name="ce137"/>
        <table:table-column table:style-name="co77" table:default-cell-style-name="ce137"/>
        <table:table-column table:style-name="co79" table:default-cell-style-name="ce137"/>
        <table:table-column table:style-name="co98" table:default-cell-style-name="ce137"/>
        <table:table-column table:style-name="co79" table:default-cell-style-name="ce137"/>
        <table:table-column table:style-name="co95" table:default-cell-style-name="ce137"/>
        <table:table-column table:style-name="co99" table:default-cell-style-name="ce137"/>
        <table:table-column table:style-name="co100" table:default-cell-style-name="ce137"/>
        <table:table-column table:style-name="co102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100" table:default-cell-style-name="ce137"/>
        <table:table-column table:style-name="co102" table:default-cell-style-name="ce137"/>
        <table:table-column table:style-name="co100" table:default-cell-style-name="ce137"/>
        <table:table-column table:style-name="co102" table:default-cell-style-name="ce137"/>
        <table:table-column table:style-name="co16" table:number-columns-repeated="997" table:default-cell-style-name="ce192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4"/>
          <table:table-cell table:style-name="ce193" table:number-columns-repeated="997"/>
        </table:table-row>
        <table:table-row table:style-name="ro1">
          <table:table-cell table:style-name="ce125" office:value-type="string" calcext:value-type="string">
            <text:p>has_buyback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evel_six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50" calcext:value-type="float">
            <text:p>5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-20" calcext:value-type="float">
            <text:p>-2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ow_hp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5" calcext:value-type="float">
            <text:p>85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not_full_hp_mp_and_near_fountain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tp_scroll_or_travel_boots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focused_by_enemies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enemie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0" office:value-type="float" office:value="-85" calcext:value-type="float">
            <text:p>-85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no_enemy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weaker_enemy_group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bot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mid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top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roam_target_i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s_near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high_damage_and_health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office:value-type="float" office:value="-50" calcext:value-type="float">
            <text:p>-5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n_roshpit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20:07:22.94687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6T20:14:59.868007972</dc:date>
    <meta:editing-duration>P2DT7H13M14S</meta:editing-duration>
    <meta:editing-cycles>2222</meta:editing-cycles>
    <meta:document-statistic meta:table-count="10" meta:cell-count="2537" meta:object-count="0"/>
  </office:meta>
</office:document-meta>
</file>